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37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08080"/>
    </style:style>
    <style:style style:name="ce12" style:family="table-cell" style:parent-style-name="Default" style:data-style-name="N0">
      <style:table-cell-properties fo:background-color="#999999"/>
    </style:style>
    <style:style style:name="ce13" style:family="table-cell" style:parent-style-name="Default" style:data-style-name="N0">
      <style:table-cell-properties fo:background-color="#DDDDD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1960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6"/>
          <table:table-cell office:value-type="float" office:value="3" table:style-name="ce1">
            <text:p>3</text:p>
          </table:table-cell>
          <table:table-cell office:value-type="string" table:style-name="ce7">
            <text:p>Custome Element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6"/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8"/>
          <table:table-cell office:value-type="float" office:value="4" table:style-name="ce1">
            <text:p>4</text:p>
          </table:table-cell>
          <table:table-cell office:value-type="string" table:style-name="ce1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8"/>
          <table:table-cell office:value-type="float" office:value="6" table:style-name="ce1">
            <text:p>6</text:p>
          </table:table-cell>
          <table:table-cell office:value-type="string" table:style-name="ce1">
            <text:p>Fixing Ora Vm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ixing Ora Vm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GitHub Action</text:p>
          </table:table-cell>
          <table:table-cell table:number-columns-repeated="3" table:style-name="ce3"/>
          <table:table-cell table:number-columns-repeated="16377" table:style-name="ce1"/>
        </table:table-row>
        <table:table-row table:number-rows-repeated="3" table:style-name="ro2">
          <table:table-cell table:style-name="ce1"/>
          <table:table-cell table:style-name="ce6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3" table:style-name="ro1">
          <table:table-cell/>
          <table:table-cell table:style-name="ce8"/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0">
            <text:p><text:span text:style-name="T1">28.03.22</text:span></text:p>
          </table:table-cell>
          <table:table-cell office:value-type="float" office:value="2.5" table:style-name="ce1">
            <text:p>2,5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0">
            <text:p><text:span text:style-name="T1">30.03.22</text:span></text:p>
          </table:table-cell>
          <table:table-cell office:value-type="float" office:value="0.8" table:style-name="ce1">
            <text:p>0,8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6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6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6">
            <text:p>4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6">
            <text:p>6.4.22</text:p>
          </table:table-cell>
          <table:table-cell office:value-type="float" office:value="0.8" table:style-name="ce1">
            <text:p>0,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6">
            <text:p>18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6">
            <text:p>23.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0.100000000000001" table:formula="of:=[.C7]+[.C8]+[.C9]+[.C10]+[.C11]+[.C12]+[.C13]+[.C14]" table:style-name="ce1">
            <text:p>20,1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10">
            <text:p>28.09.2022</text:p>
          </table:table-cell>
          <table:table-cell office:value-type="float" office:value="2.5" table:style-name="ce1">
            <text:p>2,5</text:p>
          </table:table-cell>
          <table:table-cell office:value-type="string" table:style-name="ce7">
            <text:p>Djangp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10">
            <text:p>30.09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jango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10">
            <text:p>04.10.2022</text:p>
          </table:table-cell>
          <table:table-cell office:value-type="float" office:value="2.5" table:style-name="ce1">
            <text:p>2,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10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10">
            <text:p>11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10">
            <text:p>12.10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6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3" table:formula="of:=[.C22]+[.C23]+[.C24]+[.C25]+[.C26]+[.C27]+[.C28]+[.C29]" table:style-name="ce1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6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8">
            <text:p>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8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6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6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8">
            <text:p>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8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6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Frontend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6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Anmelde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8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saerch Alternative Vm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Ora VM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Kuvac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6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6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8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e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8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ixing Backen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Ora VM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number-rows-repeated="2" table:style-name="ro2">
          <table:table-cell table:style-name="ce1"/>
          <table:table-cell table:style-name="ce6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2" table:style-name="ro1">
          <table:table-cell/>
          <table:table-cell table:style-name="ce8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">
            <text:p>Übersicht: AberGym</text:p>
          </table:table-cell>
          <table:table-cell table:number-columns-repeated="9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2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4. Klasse</text:p>
          </table:table-cell>
          <table:table-cell table:style-name="ce12"/>
          <table:table-cell office:value-type="float" office:value="190.9" table:formula="of:=[.H8]+[.H9]+[.H10]" table:style-name="ce12">
            <text:p>190,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0.100000000000001" table:style-name="ce13">
            <text:p>20,1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83" table:formula="of:=[.C8]+[.C9]+[.C10]+[.C11]" table:style-name="ce13">
            <text:p>83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Felix Hinterleitner</text:p>
          </table:table-cell>
          <table:table-cell table:style-name="ce13"/>
          <table:table-cell office:value-type="float" office:value="19.899999999999999" table:style-name="ce13">
            <text:p>19,9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5.9" table:formula="of:=[.C16]+[.C17]+[.C18]" table:style-name="ce13">
            <text:p>45,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1.6" table:style-name="ce13">
            <text:p>21,6</text:p>
          </table:table-cell>
          <table:table-cell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62" table:formula="of:=[.C24]+[.C25]+[.C26]" table:style-name="ce13">
            <text:p>6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1.4" table:style-name="ce13">
            <text:p>21,4</text:p>
          </table:table-cell>
          <table:table-cell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3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5.</text:p>
          </table:table-cell>
          <table:table-cell table:style-name="ce12"/>
          <table:table-cell office:value-type="float" office:value="196.5" table:formula="of:=[.H16]+[.H17]+[.H18]+[.H19]+[.H2]" table:style-name="ce12">
            <text:p>196,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5.4" table:style-name="ce13">
            <text:p>15,4</text:p>
          </table:table-cell>
          <table:table-cell table:style-name="ce13"/>
          <table:table-cell table:style-name="ce3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48" table:style-name="ce13">
            <text:p>48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4.5" table:style-name="ce13">
            <text:p>14,5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64" table:style-name="ce13">
            <text:p>64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44.5" table:style-name="ce13">
            <text:p>44,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office:value-type="float" office:value="5" table:style-name="ce13">
            <text:p>5</text:p>
          </table:table-cell>
          <table:table-cell table:style-name="ce13"/>
          <table:table-cell office:value-type="float" office:value="65" table:style-name="ce13">
            <text:p>6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5" table:style-name="ce3"/>
          <table:table-cell office:value-type="float" office:value="6" table:style-name="ce13">
            <text:p>6</text:p>
          </table:table-cell>
          <table:table-cell table:style-name="ce13"/>
          <table:table-cell office:value-type="float" office:value="45.5" table:style-name="ce13">
            <text:p>45,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Sprint: 4</text:p>
          </table:table-cell>
          <table:table-cell table:number-columns-repeated="3"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9.5" table:style-name="ce13">
            <text:p>19,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0" table:style-name="ce13">
            <text:p>20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2.5" table:style-name="ce13">
            <text:p>22,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5</text:p>
          </table:table-cell>
          <table:table-cell table:number-columns-repeated="3" table:style-name="ce11"/>
          <table:table-cell table:style-name="ce1"/>
          <table:table-cell table:number-columns-repeated="5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.5" table:style-name="ce13">
            <text:p>12,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3" table:style-name="ce13">
            <text:p>1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1</text:p>
          </table:table-cell>
          <table:table-cell office:value-type="string" table:style-name="ce11">
            <text:p>Stunden:</text:p>
          </table:table-cell>
          <table:table-cell office:value-type="float" office:value="64" table:formula="of:=[.C41]+[.C43]+[.C42]" table:style-name="ce11">
            <text:p>64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8" table:style-name="ce13">
            <text:p>18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2</text:p>
          </table:table-cell>
          <table:table-cell office:value-type="string" table:style-name="ce11">
            <text:p>Stunden:</text:p>
          </table:table-cell>
          <table:table-cell office:value-type="float" office:value="40" table:formula="of:=[.C60]+[.C62]+[.C61]" table:style-name="ce11">
            <text:p>40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6.5" table:style-name="ce13">
            <text:p>16,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3</text:p>
          </table:table-cell>
          <table:table-cell office:value-type="string" table:style-name="ce11">
            <text:p>Stunden:</text:p>
          </table:table-cell>
          <table:table-cell office:value-type="float" office:value="50.5" table:formula="of:=[.C51]+[.C53]+[.C52]" table:style-name="ce11">
            <text:p>50,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4</text:p>
          </table:table-cell>
          <table:table-cell office:value-type="string" table:style-name="ce11">
            <text:p>Stunden:</text:p>
          </table:table-cell>
          <table:table-cell office:value-type="float" office:value="42.5" table:formula="of:=[.C69]+[.C70]+[.C71]" table:style-name="ce11">
            <text:p>42,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1" table:style-name="ce13">
            <text:p>11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5" table:style-name="ce13">
            <text:p>1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.5" table:style-name="ce13">
            <text:p>16,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5</text:p>
          </table:table-cell>
          <table:table-cell office:value-type="string" table:style-name="ce11">
            <text:p>Stunden:</text:p>
          </table:table-cell>
          <table:table-cell office:value-type="float" office:value="65" table:formula="of:=[.C78]+[.C79]+[.C80]" table:style-name="ce11">
            <text:p>6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9" table:style-name="ce13">
            <text:p>19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2" table:style-name="ce13">
            <text:p>2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4" table:style-name="ce13">
            <text:p>24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6</text:p>
          </table:table-cell>
          <table:table-cell office:value-type="string" table:style-name="ce11">
            <text:p>Stunden:</text:p>
          </table:table-cell>
          <table:table-cell office:value-type="float" office:value="45.5" table:formula="of:=[.C87]+[.C88]+[.C89]" table:style-name="ce11">
            <text:p>45,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4" table:style-name="ce13">
            <text:p>14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4.5" table:style-name="ce13">
            <text:p>14,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ntonio Kuvac</dc:creator>
    <meta:creation-date>2022-04-23T12:58:44Z</meta:creation-date>
    <dc:date>2023-02-07T11:42:57Z</dc:date>
    <meta:editing-cycles>11</meta:editing-cycles>
    <meta:editing-duration>PT0S</meta:editing-duration>
  </office:meta>
</office:document-meta>
</file>